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292" officeooo:paragraph-rsid="000ebb36"/>
    </style:style>
    <style:style style:name="P2" style:family="paragraph" style:parent-style-name="Standard">
      <style:text-properties officeooo:rsid="000bdc06" officeooo:paragraph-rsid="000ebb36"/>
    </style:style>
    <style:style style:name="P3" style:family="paragraph" style:parent-style-name="Standard">
      <style:text-properties officeooo:rsid="000dcd43" officeooo:paragraph-rsid="000ebb36"/>
    </style:style>
    <style:style style:name="P4" style:family="paragraph" style:parent-style-name="Standard">
      <style:text-properties officeooo:rsid="000fa7c0" officeooo:paragraph-rsid="000ebb36"/>
    </style:style>
    <style:style style:name="P5" style:family="paragraph" style:parent-style-name="Standard">
      <style:text-properties officeooo:rsid="001005aa" officeooo:paragraph-rsid="000ebb36"/>
    </style:style>
    <style:style style:name="T1" style:family="text">
      <style:text-properties officeooo:rsid="000bdc06"/>
    </style:style>
    <style:style style:name="T2" style:family="text">
      <style:text-properties officeooo:rsid="0009e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dato de por si no tiene valor pero si le sumamos unos mas, conocimiento y sabiduria empiezan a tenerlo, el machine learning seria como una especie de sabiduria </text:p>
      <text:p text:style-name="P1">cuando todo conecta y tiene sentido tiene un verdadero valor </text:p>
      <text:p text:style-name="P1"/>
      <text:p text:style-name="P1">3v <text:span text:style-name="T1">al principio era volumen velocidad y variedad, la importancia no reside en el volumen sino que haya diferentes fuentes y formatos</text:span></text:p>
      <text:p text:style-name="P2">la veracidad resisde en donde busquemos los datos no es lo mismo descargar informacion por ejemplo de wikipedia que de hablar con un amigo</text:p>
      <text:p text:style-name="P3">las v nos daran como resultado un valor</text:p>
      <text:p text:style-name="P3">viabilidad que es el ver que viabilidad tiene tratar unos datos, evaluar si van a ser fructiferos lo que vamos a analizar </text:p>
      <text:p text:style-name="P3">visualizacion, seria como la forma de transmitir el valor, los resultados, tener una buena visualizacion de datos, ademas es necesario y fundamental ser buenos comunicando la información a cualquier publico transmitir esta informacion valida</text:p>
      <text:p text:style-name="P3">valor si gestionamos datos y los trabajamos es para esto tener un valor sacr informacion</text:p>
      <text:p text:style-name="P3"/>
      <text:p text:style-name="P4">las tareas del cientifico de datos va desde la generacion, analisis, fusion de datos, visualizar, tratarlos…. </text:p>
      <text:p text:style-name="P1"><text:span text:style-name="T2">NoSQL datos disparares en diferentes formatos </text:span></text:p>
      <text:p text:style-name="P1"/>
      <text:p text:style-name="P5">buscar que esun un tipo de dato simple, tipo de dato estructurado y no estructurado con ejemplos de cada uno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0:25:46.524000000</meta:creation-date>
    <dc:date>2021-09-14T10:26:02.803000000</dc:date>
    <meta:editing-duration>PT16S</meta:editing-duration>
    <meta:editing-cycles>1</meta:editing-cycles>
    <meta:document-statistic meta:table-count="0" meta:image-count="0" meta:object-count="0" meta:page-count="1" meta:paragraph-count="11" meta:word-count="206" meta:character-count="1248" meta:non-whitespace-character-count="1048"/>
    <meta:generator>LibreOffice/7.0.6.2$Windows_X86_64 LibreOffice_project/144abb84a525d8e30c9dbbefa69cbbf2d8d4ae3b</meta:generator>
  </office:meta>
</office:document-meta>
</file>